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0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Vivid1-title">
      <style:graphic-properties fo:min-height="3.25cm" loext:decorative="false"/>
      <style:paragraph-properties style:writing-mode="lr-tb"/>
    </style:style>
    <style:style style:name="pr2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8.353cm" style:use-optimal-column-width="false"/>
    </style:style>
    <style:style style:name="co2" style:family="table-column">
      <style:table-column-properties style:column-width="8.355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1.069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9.654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titre</text:p>
              </table:table-cell>
              <table:table-cell>
                <text:p>varchar(100)</text:p>
              </table:table-cell>
              <table:table-cell>
                <text:p>nom produit (/film)</text:p>
              </table:table-cell>
            </table:table-row>
            <table:table-row table:style-name="ro2" table:default-cell-style-name="bg-none">
              <table:table-cell table:style-name="ce1">
                <text:p text:style-name="P1">synopsis</text:p>
              </table:table-cell>
              <table:table-cell>
                <text:p>text</text:p>
              </table:table-cell>
              <table:table-cell>
                <text:p>résumé produit </text:p>
              </table:table-cell>
            </table:table-row>
            <table:table-row table:style-name="ro2" table:default-cell-style-name="bg-none">
              <table:table-cell>
                <text:p>date_sortie</text:p>
              </table:table-cell>
              <table:table-cell>
                <text:p>date</text:p>
              </table:table-cell>
              <table:table-cell>
                <text:p>date de sortie produit </text:p>
              </table:table-cell>
            </table:table-row>
            <table:table-row table:style-name="ro2" table:default-cell-style-name="bg-none">
              <table:table-cell>
                <text:p>duree</text:p>
              </table:table-cell>
              <table:table-cell>
                <text:p>varchar(10)</text:p>
              </table:table-cell>
              <table:table-cell>
                <text:p>durée produit </text:p>
              </table:table-cell>
            </table:table-row>
            <table:table-row table:style-name="ro2" table:default-cell-style-name="bg-none">
              <table:table-cell>
                <text:p>image</text:p>
              </table:table-cell>
              <table:table-cell>
                <text:p>varchar(50)</text:p>
              </table:table-cell>
              <table:table-cell>
                <text:p>image produit </text:p>
              </table:table-cell>
            </table:table-row>
            <table:table-row table:style-name="ro2" table:default-cell-style-name="bg-none">
              <table:table-cell>
                <text:p>prix_ht</text:p>
              </table:table-cell>
              <table:table-cell>
                <text:p>décimal(6,2)</text:p>
              </table:table-cell>
              <table:table-cell>
                <text:p>prix hors taxe produit </text:p>
              </table:table-cell>
            </table:table-row>
            <table:table-row table:style-name="ro2" table:default-cell-style-name="bg-none">
              <table:table-cell>
                <text:p>prix_four</text:p>
              </table:table-cell>
              <table:table-cell>
                <text:p>décimal(6,2)</text:p>
              </table:table-cell>
              <table:table-cell>
                <text:p>prix fournisseur produit </text:p>
              </table:table-cell>
            </table:table-row>
            <table:table-row table:style-name="ro2" table:default-cell-style-name="bg-none">
              <table:table-cell>
                <text:p>stock</text:p>
              </table:table-cell>
              <table:table-cell>
                <text:p>int</text:p>
              </table:table-cell>
              <table:table-cell>
                <text:p>stock produit</text:p>
              </table:table-cell>
            </table:table-row>
            <table:table-row table:style-name="ro2" table:default-cell-style-name="bg-none">
              <table:table-cell>
                <text:p>actif</text:p>
              </table:table-cell>
              <table:table-cell>
                <text:p>boolean</text:p>
              </table:table-cell>
              <table:table-cell>
                <text:p>actif produi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prenom</text:p>
              </table:table-cell>
              <table:table-cell>
                <text:p>varchar(50)</text:p>
              </table:table-cell>
              <table:table-cell>
                <text:p>prenom cast (/personne)</text:p>
              </table:table-cell>
            </table:table-row>
            <table:table-row table:style-name="ro2" table:default-cell-style-name="bg-none">
              <table:table-cell>
                <text:p>nom</text:p>
              </table:table-cell>
              <table:table-cell>
                <text:p>varchar(50)</text:p>
              </table:table-cell>
              <table:table-cell>
                <text:p>nom person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om</text:p>
              </table:table-cell>
              <table:table-cell>
                <text:p>varchar(30)</text:p>
              </table:table-cell>
              <table:table-cell>
                <text:p>nom rôle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om</text:p>
              </table:table-cell>
              <table:table-cell>
                <text:p>varchar(50)</text:p>
              </table:table-cell>
              <table:table-cell>
                <text:p>nom genr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4.30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nom</text:p>
              </table:table-cell>
              <table:table-cell>
                <text:p>varchar(50) not null</text:p>
              </table:table-cell>
              <table:table-cell>
                <text:p>nom fournisseur</text:p>
              </table:table-cell>
            </table:table-row>
            <table:table-row table:style-name="ro2" table:default-cell-style-name="bg-none">
              <table:table-cell>
                <text:p>adresse</text:p>
              </table:table-cell>
              <table:table-cell>
                <text:p>varchar(200) not null</text:p>
              </table:table-cell>
              <table:table-cell>
                <text:p>adresse fournisseur</text:p>
              </table:table-cell>
            </table:table-row>
            <table:table-row table:style-name="ro2" table:default-cell-style-name="bg-none">
              <table:table-cell>
                <text:p>telephone</text:p>
              </table:table-cell>
              <table:table-cell>
                <text:p>varchar(10) not null</text:p>
              </table:table-cell>
              <table:table-cell>
                <text:p>téléphone fournisseur</text:p>
              </table:table-cell>
            </table:table-row>
            <table:table-row table:style-name="ro2" table:default-cell-style-name="bg-none">
              <table:table-cell>
                <text:p>email</text:p>
              </table:table-cell>
              <table:table-cell>
                <text:p>varchar(50) not null</text:p>
              </table:table-cell>
              <table:table-cell>
                <text:p>email fournisseur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7.516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email</text:p>
              </table:table-cell>
              <table:table-cell>
                <text:p>varchar(50) not null</text:p>
              </table:table-cell>
              <table:table-cell>
                <text:p>email utilisateur</text:p>
              </table:table-cell>
            </table:table-row>
            <table:table-row table:style-name="ro2" table:default-cell-style-name="bg-none">
              <table:table-cell>
                <text:p>password</text:p>
              </table:table-cell>
              <table:table-cell>
                <text:p>varchar(250) not null</text:p>
              </table:table-cell>
              <table:table-cell>
                <text:p>mot de passe utilisateur</text:p>
              </table:table-cell>
            </table:table-row>
            <table:table-row table:style-name="ro2" table:default-cell-style-name="bg-none">
              <table:table-cell>
                <text:p>nom</text:p>
              </table:table-cell>
              <table:table-cell>
                <text:p>varchar(50) not null</text:p>
              </table:table-cell>
              <table:table-cell>
                <text:p>nom utilisateur </text:p>
              </table:table-cell>
            </table:table-row>
            <table:table-row table:style-name="ro2" table:default-cell-style-name="bg-none">
              <table:table-cell>
                <text:p>prenom</text:p>
              </table:table-cell>
              <table:table-cell>
                <text:p>varchar(50) not null</text:p>
              </table:table-cell>
              <table:table-cell>
                <text:p>prénom utilisateur</text:p>
              </table:table-cell>
            </table:table-row>
            <table:table-row table:style-name="ro2" table:default-cell-style-name="bg-none">
              <table:table-cell>
                <text:p>telephone</text:p>
              </table:table-cell>
              <table:table-cell>
                <text:p>varchar(10) not null</text:p>
              </table:table-cell>
              <table:table-cell>
                <text:p>téléphone utilisateur</text:p>
              </table:table-cell>
            </table:table-row>
            <table:table-row table:style-name="ro2" table:default-cell-style-name="bg-none">
              <table:table-cell>
                <text:p>role</text:p>
              </table:table-cell>
              <table:table-cell>
                <text:p>int (/json) not null</text:p>
              </table:table-cell>
              <table:table-cell>
                <text:p>rôle utilisateur</text:p>
              </table:table-cell>
            </table:table-row>
            <table:table-row table:style-name="ro2" table:default-cell-style-name="bg-none">
              <table:table-cell>
                <text:p>coefficient</text:p>
              </table:table-cell>
              <table:table-cell>
                <text:p>decimal(6,2)</text:p>
              </table:table-cell>
              <table:table-cell>
                <text:p>coefficient utilisateur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2.171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livraison</text:p>
              </table:table-cell>
              <table:table-cell>
                <text:p>varchar(200) not null</text:p>
              </table:table-cell>
              <table:table-cell>
                <text:p>adresse de livraison</text:p>
              </table:table-cell>
            </table:table-row>
            <table:table-row table:style-name="ro2" table:default-cell-style-name="bg-none">
              <table:table-cell>
                <text:p>facturation</text:p>
              </table:table-cell>
              <table:table-cell>
                <text:p>varchar(200)</text:p>
              </table:table-cell>
              <table:table-cell>
                <text:p>adresse de facturation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3.24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date</text:p>
              </table:table-cell>
              <table:table-cell>
                <text:p>datetime not null</text:p>
              </table:table-cell>
              <table:table-cell>
                <text:p>date commande</text:p>
              </table:table-cell>
            </table:table-row>
            <table:table-row table:style-name="ro2" table:default-cell-style-name="bg-none">
              <table:table-cell>
                <text:p>total</text:p>
              </table:table-cell>
              <table:table-cell>
                <text:p>decimal(8,2) not null</text:p>
              </table:table-cell>
              <table:table-cell>
                <text:p>total commande</text:p>
              </table:table-cell>
            </table:table-row>
            <table:table-row table:style-name="ro2" table:default-cell-style-name="bg-none">
              <table:table-cell>
                <text:p>etat</text:p>
              </table:table-cell>
              <table:table-cell>
                <text:p>int not null</text:p>
              </table:table-cell>
              <table:table-cell>
                <text:p>état commande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4.309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fac</text:p>
              </table:table-cell>
              <table:table-cell>
                <text:p>varchar(50)</text:p>
              </table:table-cell>
              <table:table-cell>
                <text:p>facture</text:p>
              </table:table-cell>
            </table:table-row>
            <table:table-row table:style-name="ro2" table:default-cell-style-name="bg-none">
              <table:table-cell>
                <text:p>bn_livr</text:p>
              </table:table-cell>
              <table:table-cell>
                <text:p>varchar(50)</text:p>
              </table:table-cell>
              <table:table-cell>
                <text:p>bon livraison</text:p>
              </table:table-cell>
            </table:table-row>
            <table:table-row table:style-name="ro2" table:default-cell-style-name="bg-none">
              <table:table-cell>
                <text:p>mdp_fac</text:p>
              </table:table-cell>
              <table:table-cell>
                <text:p>varchar(50)</text:p>
              </table:table-cell>
              <table:table-cell>
                <text:p>moyen de paiement </text:p>
              </table:table-cell>
            </table:table-row>
            <table:table-row table:style-name="ro2" table:default-cell-style-name="bg-none">
              <table:table-cell>
                <text:p>dt_fac</text:p>
              </table:table-cell>
              <table:table-cell>
                <text:p>date</text:p>
              </table:table-cell>
              <table:table-cell>
                <text:p>date de paiement 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5.199cm" svg:height="2.63cm" svg:x="1.397cm" svg:y="0.252cm" presentation:class="title" presentation:user-transformed="true">
          <draw:text-box>
            <text:p>Dictionnaire des données</text:p>
          </draw:text-box>
        </draw:frame>
        <draw:frame draw:style-name="gr1" draw:layer="layout" svg:width="25.06cm" svg:height="1.102cm" svg:x="1.397cm" svg:y="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quantite</text:p>
              </table:table-cell>
              <table:table-cell>
                <text:p>int not null</text:p>
              </table:table-cell>
              <table:table-cell>
                <text:p>quantité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é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éro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28T13:01:23.892000000</meta:creation-date>
    <meta:editing-duration>PT22H42M3S</meta:editing-duration>
    <meta:editing-cycles>27</meta:editing-cycles>
    <meta:generator>LibreOffice/7.6.2.1$Windows_X86_64 LibreOffice_project/56f7684011345957bbf33a7ee678afaf4d2ba333</meta:generator>
    <dc:title>Vivid</dc:title>
    <dc:date>2023-12-04T22:38:43.358000000</dc:date>
    <meta:document-statistic meta:object-count="84"/>
  </office:meta>
</office:document-meta>
</file>